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ize="16pt" fo:font-weight="bold" officeooo:rsid="000c001c" officeooo:paragraph-rsid="000c001c" style:font-size-asian="16pt" style:font-weight-asian="bold" style:font-size-complex="16pt" style:font-weight-complex="bold"/>
    </style:style>
    <style:style style:name="P4" style:family="paragraph" style:parent-style-name="Text_20_body" style:list-style-name="L3"/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oção Responsável: Como Encontrar o Pet Perfeito para sua Família</text:p>
      <text:p text:style-name="P1">Explore dicas práticas para encontrar o pet perfeito que se encaixe no estilo de vida e necessidades da sua família, garantindo uma adoção bem-sucedida.</text:p>
      <text:p text:style-name="P1"/>
      <text:p text:style-name="Text_20_body">Adotar um pet é uma escolha significativa que traz amor e alegria para uma família. No entanto, encontrar o pet perfeito requer um processo de adoção responsável. Nesta postagem, compartilharemos algumas dicas valiosas para ajudá-lo a encontrar o companheiro peludo ideal para sua família.</text:p>
      <text:list xml:id="list1529198598" text:style-name="L3">
        <text:list-item>
          <text:p text:style-name="P4"><text:span text:style-name="Strong_20_Emphasis">Reflita sobre o Estilo de Vida da Família:</text:span> Antes de começar a busca pelo pet, reflita sobre o estilo de vida da sua família. Considere o espaço disponível em casa, a quantidade de tempo livre que você tem para dedicar aos cuidados do pet e a dinâmica familiar. Cada pet possui necessidades diferentes, e é essencial encontrar um que se adapte bem ao seu estilo de vida.</text:p>
        </text:list-item>
        <text:list-item>
          <text:p text:style-name="P4"><text:span text:style-name="Strong_20_Emphasis">Escolha a Espécie e Raça Adequadas:</text:span> Pesquise sobre as diferentes espécies e raças de pets para encontrar aquela que melhor se harmoniza com a sua família. Cães são excelentes companheiros, mas requerem mais atenção e atividades físicas. Gatos são independentes, mas ainda precisam de interação e cuidados regulares. Outras espécies, como coelhos ou aves, também podem ser ótimas opções dependendo das preferências e necessidades da família.</text:p>
        </text:list-item>
        <text:list-item>
          <text:p text:style-name="P4"><text:span text:style-name="Strong_20_Emphasis">Visite Abrigos e ONGs de Proteção Animal:</text:span> Adotar um pet de abrigos ou ONGs é uma forma maravilhosa de dar uma segunda chance a um animal em busca de um lar amoroso. Visite abrigos e conheça os pets disponíveis para adoção. Interaja com eles, observe suas reações e veja como eles interagem com sua família. A conexão emocional é essencial para criar um laço duradouro.</text:p>
        </text:list-item>
        <text:list-item>
          <text:p text:style-name="P4"><text:span text:style-name="Strong_20_Emphasis">Converse com Profissionais de Adoção:</text:span> Profissionais de adoção podem ser uma fonte valiosa de orientação. Eles podem ajudar a entender as necessidades específicas de cada pet e auxiliar na escolha do animal mais adequado para a sua família.</text:p>
        </text:list-item>
        <text:list-item>
          <text:p text:style-name="P4"><text:span text:style-name="Strong_20_Emphasis">Leve em Consideração as Crianças:</text:span> Se você tem crianças em casa, é essencial encontrar um pet que seja tolerante e amigável com os pequenos. Além disso, ensine as crianças sobre a importância do respeito aos animais e das responsabilidades envolvidas nos cuidados com o pet.</text:p>
        </text:list-item>
        <text:list-item>
          <text:p text:style-name="P4"><text:span text:style-name="Strong_20_Emphasis">Avalie o Tempo Disponível para Cuidados:</text:span> Cada pet demanda cuidados específicos, como alimentação, exercícios, higiene e cuidados veterinários. Avalie o tempo que você e sua família têm disponível para dedicar a essas atividades e escolha um pet que se encaixe nessa rotina.</text:p>
        </text:list-item>
        <text:list-item>
          <text:p text:style-name="P4"><text:span text:style-name="Strong_20_Emphasis">Adoção é para a Vida:</text:span> Lembre-se de que a adoção de um pet é um compromisso de longo prazo. Antes de tomar a decisão, certifique-se de que você está disposto a cuidar, amar e proporcionar uma vida feliz para o animal durante toda a sua vida.</text:p>
        </text:list-item>
      </text:list>
      <text:p text:style-name="Text_20_body">Encontrar o pet perfeito para sua família é uma experiência emocionante, mas também requer responsabilidade e cuidado. Ao adotar um pet com consciência e amor, você estará proporcionando <text:soft-page-break/>uma nova chance de vida para um animal e criando uma conexão especial que trará alegria e companheirismo para todos os membros da família. A adoção responsável é uma escolha que transformará a vida do pet e a sua própria de maneira inesquecível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9T20:45:09.615000000</meta:creation-date>
    <dc:date>2023-07-29T21:54:43.822000000</dc:date>
    <meta:editing-duration>PT1H6M40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11" meta:word-count="525" meta:character-count="3155" meta:non-whitespace-character-count="2648"/>
  </office:meta>
</office:document-meta>
</file>